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6414" svg:stroke-width="0.019cm" svg:stroke-color="#000000" draw:marker-start="" draw:marker-start-width="0.33cm" draw:marker-start-center="false" draw:marker-end="" draw:marker-end-width="0.33cm" draw:marker-end-center="false" draw:fill="solid" draw:fill-color="#75ab2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6415"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641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6417"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70"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75ab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polygon draw:style-name="gr1" draw:text-style-name="P1" draw:layer="layout" svg:width="1.799cm" svg:height="1.678cm" svg:x="10.039cm" svg:y="14.359cm" svg:viewBox="0 0 1800 1679" draw:points="1800,777 1799,822 1795,866 1790,911 1782,956 1773,999 1761,1042 1746,1085 1730,1127 1712,1168 1691,1208 1669,1247 1644,1285 1619,1320 1591,1356 1561,1390 1530,1423 1497,1453 1463,1482 1427,1509 1390,1534 1352,1558 1312,1579 1272,1599 1231,1616 1188,1633 1146,1645 1102,1657 1058,1665 1014,1672 969,1677 924,1679 879,1679 834,1677 790,1672 745,1665 701,1657 658,1646 615,1633 572,1618 531,1600 491,1580 451,1560 413,1536 375,1511 340,1484 305,1455 273,1425 241,1392 211,1358 183,1324 157,1287 132,1249 110,1210 89,1171 71,1130 55,1088 40,1046 28,1002 18,958 10,914 4,869 1,825 0,781 1,735 4,690 10,646 18,602 27,558 40,515 54,472 70,430 89,389 109,349 132,311 156,273 182,236 210,201 241,167 272,135 305,105 339,76 374,48 412,23 450,0 900,779">
            <text:p/>
          </draw:polygon>
          <draw:circle draw:style-name="gr2" draw:text-style-name="P2" draw:layer="layout" svg:width="1.8cm" svg:height="1.8cm" svg:x="10.038cm" svg:y="14.236cm">
            <text:p/>
          </draw:circle>
          <draw:line draw:style-name="gr3" draw:text-style-name="P3" draw:layer="layout" svg:x1="10.938cm" svg:y1="15.137cm" svg:x2="11.838cm" svg:y2="15.137cm">
            <text:p/>
          </draw:line>
          <draw:line draw:style-name="gr4" draw:text-style-name="P3" draw:layer="layout" svg:x1="10.938cm" svg:y1="15.138cm" svg:x2="10.488cm" svg:y2="14.359cm">
            <text:p/>
          </draw:line>
          <draw:line draw:style-name="gr5" draw:text-style-name="P3" draw:layer="layout" svg:x1="10.938cm" svg:y1="15.137cm" svg:x2="10.488cm" svg:y2="15.91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6414" draw:display-name="Dashed (var) 6414" draw:style="rect" draw:dots1="1" draw:dots1-length="0.011cm" draw:dots2="1" draw:dots2-length="0.011cm" draw:distance="0.011cm"/>
    <draw:stroke-dash draw:name="Dashed_20__28_var_29__20_6415" draw:display-name="Dashed (var) 6415" draw:style="rect" draw:dots1="1" draw:dots1-length="0.011cm" draw:dots2="1" draw:dots2-length="0.011cm" draw:distance="0.011cm"/>
    <draw:stroke-dash draw:name="Dashed_20__28_var_29__20_6416" draw:display-name="Dashed (var) 6416" draw:style="rect" draw:dots1="1" draw:dots1-length="0.011cm" draw:dots2="1" draw:dots2-length="0.011cm" draw:distance="0.011cm"/>
    <draw:stroke-dash draw:name="Dashed_20__28_var_29__20_6417" draw:display-name="Dashed (var) 641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53:19.333353882</meta:creation-date>
    <dc:date>2018-05-08T07:53:42.410852675</dc:date>
    <meta:editing-duration>PT23S</meta:editing-duration>
    <meta:editing-cycles>1</meta:editing-cycles>
    <meta:document-statistic meta:object-count="6"/>
    <meta:generator>LibreOffice/6.0.0.3$MacOSX_X86_64 LibreOffice_project/64a0f66915f38c6217de274f0aa8e15618924765</meta:generator>
  </office:meta>
</office:document-meta>
</file>